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8f04" officeooo:paragraph-rsid="00058f04"/>
    </style:style>
    <style:style style:name="P2" style:family="paragraph" style:parent-style-name="Standard">
      <style:text-properties officeooo:rsid="00075360" officeooo:paragraph-rsid="00075360"/>
    </style:style>
    <style:style style:name="P3" style:family="paragraph" style:parent-style-name="Standard">
      <style:text-properties officeooo:rsid="0008942d" officeooo:paragraph-rsid="0008942d"/>
    </style:style>
    <style:style style:name="P4" style:family="paragraph" style:parent-style-name="Standard">
      <style:text-properties officeooo:rsid="000a6d32" officeooo:paragraph-rsid="000a6d32"/>
    </style:style>
    <style:style style:name="P5" style:family="paragraph" style:parent-style-name="Standard">
      <style:text-properties officeooo:rsid="000c1d6c" officeooo:paragraph-rsid="000c1d6c"/>
    </style:style>
    <style:style style:name="P6" style:family="paragraph" style:parent-style-name="Standard">
      <style:text-properties officeooo:rsid="000c1d6c" officeooo:paragraph-rsid="00058f04"/>
    </style:style>
    <style:style style:name="P7" style:family="paragraph" style:parent-style-name="Standard">
      <style:text-properties officeooo:rsid="000ee398" officeooo:paragraph-rsid="000ee398"/>
    </style:style>
    <style:style style:name="P8" style:family="paragraph" style:parent-style-name="Standard">
      <style:text-properties officeooo:paragraph-rsid="00058f04"/>
    </style:style>
    <style:style style:name="P9" style:family="paragraph" style:parent-style-name="Standard">
      <style:paragraph-properties fo:text-align="start" style:justify-single-word="false"/>
      <style:text-properties officeooo:paragraph-rsid="00058f04"/>
    </style:style>
    <style:style style:name="P10" style:family="paragraph" style:parent-style-name="Standard">
      <style:text-properties fo:font-weight="bold" officeooo:rsid="00058f04" officeooo:paragraph-rsid="00058f04" style:font-weight-asian="bold" style:font-weight-complex="bold"/>
    </style:style>
    <style:style style:name="P11" style:family="paragraph" style:parent-style-name="Standard">
      <style:text-properties fo:font-weight="bold" officeooo:rsid="00075360" officeooo:paragraph-rsid="00075360" style:font-weight-asian="bold" style:font-weight-complex="bold"/>
    </style:style>
    <style:style style:name="P12" style:family="paragraph" style:parent-style-name="Standard">
      <style:text-properties fo:font-weight="bold" officeooo:rsid="000ee398" officeooo:paragraph-rsid="000cd38f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fo:font-style="normal" fo:font-weight="bold" officeooo:rsid="00058f04" officeooo:paragraph-rsid="00058f0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weight="normal" officeooo:rsid="00058f04" officeooo:paragraph-rsid="00058f04" style:font-weight-asian="normal" style:font-weight-complex="normal"/>
    </style:style>
    <style:style style:name="P16" style:family="paragraph" style:parent-style-name="Standard">
      <style:text-properties fo:font-weight="bold" officeooo:rsid="00058f04" officeooo:paragraph-rsid="00058f04" style:font-weight-asian="bold" style:font-weight-complex="bold"/>
    </style:style>
    <style:style style:name="P17" style:family="paragraph" style:parent-style-name="Standard">
      <style:text-properties officeooo:rsid="00075360" officeooo:paragraph-rsid="001e5186"/>
    </style:style>
    <style:style style:name="P18" style:family="paragraph" style:parent-style-name="Standard">
      <style:text-properties officeooo:rsid="000a6d32" officeooo:paragraph-rsid="000a6d32"/>
    </style:style>
    <style:style style:name="P19" style:family="paragraph" style:parent-style-name="Standard">
      <style:text-properties officeooo:rsid="000a6d32" officeooo:paragraph-rsid="00058f04"/>
    </style:style>
    <style:style style:name="P20" style:family="paragraph" style:parent-style-name="Standard">
      <style:text-properties officeooo:rsid="00058f04" officeooo:paragraph-rsid="00058f04"/>
    </style:style>
    <style:style style:name="P21" style:family="paragraph" style:parent-style-name="Standard">
      <style:text-properties officeooo:rsid="0020f9d1" officeooo:paragraph-rsid="0020f9d1"/>
    </style:style>
    <style:style style:name="T1" style:family="text">
      <style:text-properties officeooo:rsid="000a6d32"/>
    </style:style>
    <style:style style:name="T2" style:family="text">
      <style:text-properties officeooo:rsid="000c1d6c"/>
    </style:style>
    <style:style style:name="T3" style:family="text">
      <style:text-properties officeooo:rsid="00058f04"/>
    </style:style>
    <style:style style:name="T4" style:family="text">
      <style:text-properties officeooo:rsid="000cd40e"/>
    </style:style>
    <style:style style:name="T5" style:family="text">
      <style:text-properties officeooo:rsid="000e052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8f04" style:font-style-asian="italic" style:font-style-complex="italic"/>
    </style:style>
    <style:style style:name="T8" style:family="text">
      <style:text-properties fo:font-style="italic" fo:font-weight="normal" officeooo:rsid="001282b4" style:font-style-asian="italic" style:font-weight-asian="normal" style:font-style-complex="italic" style:font-weight-complex="normal"/>
    </style:style>
    <style:style style:name="T9" style:family="text">
      <style:text-properties officeooo:rsid="00112fd4"/>
    </style:style>
    <style:style style:name="T10" style:family="text">
      <style:text-properties fo:font-weight="normal" officeooo:rsid="001282b4" style:font-weight-asian="normal" style:font-weight-complex="normal"/>
    </style:style>
    <style:style style:name="T11" style:family="text">
      <style:text-properties fo:font-weight="normal" officeooo:rsid="00146d87" style:font-weight-asian="normal" style:font-weight-complex="normal"/>
    </style:style>
    <style:style style:name="T12" style:family="text">
      <style:text-properties officeooo:rsid="0016a104"/>
    </style:style>
    <style:style style:name="T13" style:family="text">
      <style:text-properties officeooo:rsid="00174e4f"/>
    </style:style>
    <style:style style:name="T14" style:family="text">
      <style:text-properties officeooo:rsid="0018a94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d2e91"/>
    </style:style>
    <style:style style:name="T17" style:family="text">
      <style:text-properties officeooo:rsid="001fa1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wak Marcin</text:p>
      <text:p text:style-name="P7"><text:a xlink:type="simple" xlink:href="mailto:nowakmarcin2204@gmail.com" text:style-name="Internet_20_link" text:visited-style-name="Visited_20_Internet_20_Link">nowakmarcin2204@gmail.com</text:a></text:p>
      <text:p text:style-name="P7"/>
      <text:p text:style-name="P7"/>
      <text:p text:style-name="P13">QA ZADANIE 1</text:p>
      <text:p text:style-name="P1"/>
      <text:p text:style-name="P14"><text:span text:style-name="T12">A. </text:span>Pytania wprowadzające:</text:p>
      <text:p text:style-name="P1"/>
      <text:p text:style-name="P10">1) Czym się różnią testy funkcjonalne od niefunkcjonalnych?</text:p>
      <text:p text:style-name="P1"/>
      <text:p text:style-name="P9"><text:span text:style-name="T7">Testy funkcjonalne </text:span><text:span text:style-name="T3">odpowiadają na pytanie jak system wykonuje funkcje, które ma za zadanie udostępniać włączając w to komendy użytkownika, operacje na danych, wyszukiwanie, procesy biznesowe i ekrany użytkownika. </text:span>Podczas <text:span text:style-name="T6">testów niefunkcjonalnych</text:span> testowane są cechy jakościow<text:span text:style-name="T4">e, </text:span>które nie są związane z określoną funkcją lub działaniem użytkownika, takie jak skalowalność, bezpieczeństwo czy czas odpowiedzi aplikacji.</text:p>
      <text:p text:style-name="P1"/>
      <text:p text:style-name="P10">2) Co to są smoke testy i testy regresji? Kiedy je stosujemy?</text:p>
      <text:p text:style-name="P1"/>
      <text:p text:style-name="P1"><text:span text:style-name="T6">Smoke test</text:span> <text:span text:style-name="T5">jest wstępnym testem </text:span>mówi<text:span text:style-name="T5">ącym</text:span> nam, czy program/system da się uruchomić, czy jego interfejsy są dostępne i czy reagują na działania użytkownika. <text:span text:style-name="T5">Smoke testy są kryterium rozpoczęcia testów systemowych. </text:span></text:p>
      <text:p text:style-name="P1"/>
      <text:p text:style-name="P8"><text:span text:style-name="T7">Testy regresji</text:span><text:span text:style-name="T3"> są powtarzalnymi testami na już przetestowanym programie, po modyfikacjach, w celu wykrycia innych defektów wprowadzonych lub nie odkrytych podczas "naprawy". </text:span>Zostaje wykonany gdy oprogramowanie, lub środowisko, zostaje zmienione. </text:p>
      <text:p text:style-name="P1"/>
      <text:p text:style-name="P10">3) Ile przypadków potrzeba, aby pokryć wszystkie możlowości?</text:p>
      <text:p text:style-name="P10"/>
      <text:p text:style-name="P3">Zmienne a i b nie są ze sobą powiązane <text:span text:style-name="T9">(</text:span>a wpływa tylko na x, b tylko na y<text:span text:style-name="T9">)</text:span>. Możemy więc je rozpatrywać osobno i nasze przypadki testowe mogą składać się tylko z jednej zmiennej (a lub b) a nie z ich kombinacji (a i b). Wartości początkowe x i y nie mają znaczenia, badamy tylko czy się prawidłowo zmieniły w trakcie wykonywania programu. Aby pokryć wszystkie możliwości potrzebujemy 4 przypadki testowe. Np takie:</text:p>
      <text:p text:style-name="P3"/>
      <text:p text:style-name="P3">1. Wejście: a = 0, x = 0, b i y nieistotne. Oczekiwane wyjście: x = 0.</text:p>
      <text:p text:style-name="P3">2. Wejście: a = 1, x = 0, b i y nieistotne. Oczekiwane wyjście: x = 1.</text:p>
      <text:p text:style-name="P3">3. Wejście: b = 3, <text:span text:style-name="T1">y = 1, a i x nieistotne. Oczekiwane wyjście: y = 0.</text:span></text:p>
      <text:p text:style-name="P4">4. Wejście: b = 4, y = 1, a i x nieistotne. Oczekiwane wyjście: y = 1.</text:p>
      <text:p text:style-name="P1"/>
      <text:p text:style-name="P10">4) Co to jest testowanie zwinne?</text:p>
      <text:p text:style-name="P10"/>
      <text:p text:style-name="P10"><text:span text:style-name="Strong_20_Emphasis"><text:span text:style-name="T8">Testowanie zwinne</text:span></text:span><text:span text:style-name="Strong_20_Emphasis"><text:span text:style-name="T10"> – metoda testowania stosowana w projektach korzystających z metodologii zwinnych, trakatując</text:span></text:span><text:span text:style-name="Strong_20_Emphasis"><text:span text:style-name="T11">ych</text:span></text:span><text:span text:style-name="Strong_20_Emphasis"><text:span text:style-name="T10"> wytwarzanie jako klienta testowania i kładąca nacisk na przygotowanie testów.</text:span></text:span></text:p>
      <text:p text:style-name="P1"/>
      <text:p text:style-name="P10">5) Dany jest input "wiek", który przyjmuje wartości 18-60. Twoim zadanie jest przetestować go za pomocą techniki wartości brzegowych. Jakie wartości wpisujesz do inputu, podaj wszystkie liczby?</text:p>
      <text:p text:style-name="P19"/>
      <text:p text:style-name="P4"/>
      <text:p text:style-name="P4">18, 60, 17, 61, <text:span text:style-name="T17">19, 59 – wartości graniczne</text:span></text:p>
      <text:p text:style-name="P21">40 – dowolna wartość z przedziału </text:p>
      <text:p text:style-name="P1"><text:soft-page-break/><text:span text:style-name="T15">6) Dołączasz do projektu w trakcie developmentu aplikacji, do której nie ma dokumentacji. Jakie pytania zadasz analitykowi, zanim przystąpisz do testów logowania?</text:span></text:p>
      <text:p text:style-name="P1"/>
      <text:p text:style-name="P1">- <text:span text:style-name="T2">kiedy logowanie jest poprawne (dla podanych wartości użytkownik i hasło co ma znajdować się w bazie danych, aby można było się zalogować)</text:span></text:p>
      <text:p text:style-name="P5">- kiedy logowanie jest niepoprawne <text:span text:style-name="T14">i jaki komunikat temu towarzyszy </text:span>(wszytkie możliwości <text:span text:style-name="T14">błędnego logowania </text:span>typu niepoprawne logowanie, użytkownik nie istnieje <text:span text:style-name="T14">w bazie danych</text:span>, konto nieaktywne)</text:p>
      <text:p text:style-name="P1">- <text:span text:style-name="T2">co ma się wyświetlić, gdy jedno z pól jest puste</text:span></text:p>
      <text:p text:style-name="P1">- <text:span text:style-name="T2">czy jest mechanizm blokowania konta po x-nieudanych próbach logowania</text:span></text:p>
      <text:p text:style-name="P1">- <text:span text:style-name="T2">ilość znaków, które można użyć do logowania</text:span></text:p>
      <text:p text:style-name="P6"/>
      <text:p text:style-name="P10">7) Co jest celem testowania?</text:p>
      <text:p text:style-name="P10"/>
      <text:p text:style-name="P15">Testowanie ma na celu weryfikację oraz walidację oprogramowania. Weryfikacja oprogramowania pozwala skontrolować, czy wytwarzane oprogramowanie jest zgodne ze specyfikacją. Walidacja sprawdza, czy oprogramowanie jest zgodne z oczekiwaniami użytkownika. </text:p>
      <text:p text:style-name="P10"/>
      <text:p text:style-name="P10"/>
      <text:p text:style-name="P10"/>
      <text:p text:style-name="P11"><text:span text:style-name="T13">B. </text:span>Zadanie praktyczne:</text:p>
      <text:p text:style-name="P2"/>
      <text:p text:style-name="P17">Link <text:s/>do taska Mantis: <text:a xlink:type="simple" xlink:href="http://irm-cluster.am.szczecin.pl/mantis/view.php?id=90" text:style-name="Internet_20_link" text:visited-style-name="Visited_20_Internet_20_Link"><text:span text:style-name="T16">http://irm-cluster.am.szczecin.pl/mantis/view.php?id=9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10S</meta:editing-duration>
    <meta:editing-cycles>27</meta:editing-cycles>
    <meta:generator>LibreOffice/5.0.4.2$Windows_x86 LibreOffice_project/2b9802c1994aa0b7dc6079e128979269cf95bc78</meta:generator>
    <dc:date>2016-01-20T20:44:27.734000000</dc:date>
    <meta:document-statistic meta:table-count="0" meta:image-count="0" meta:object-count="0" meta:page-count="2" meta:paragraph-count="30" meta:word-count="499" meta:character-count="3355" meta:non-whitespace-character-count="2878"/>
    <meta:user-defined meta:name="Info 1"/>
    <meta:user-defined meta:name="Info 2"/>
    <meta:user-defined meta:name="Info 3"/>
    <meta:user-defined meta:name="Info 4"/>
  </office:meta>
</office:document-meta>
</file>